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ton" table:style-name="ta1">
        <table:shapes>
          <draw:frame draw:z-index="0" draw:style-name="gr1" draw:text-style-name="P1" svg:width="15.999cm" svg:height="8.999cm" svg:x="1.615cm" svg:y="7.909cm">
            <draw:object draw:notify-on-update-of-ranges="merton.B1:merton.B1 merton.B2:merton.B11 merton.C1:merton.C1 merton.C2:merton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TM</text:p>
          </table:table-cell>
          <table:table-cell office:value-type="string" calcext:value-type="string">
            <text:p>MktPrc</text:p>
          </table:table-cell>
          <table:table-cell office:value-type="string" calcext:value-type="string">
            <text:p>MdlPrc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0</text:p>
          </table:table-cell>
          <table:table-cell table:style-name="ce1" office:value-type="float" office:value="0.0082" calcext:value-type="float">
            <text:p>8.20E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181" calcext:value-type="float">
            <text:p>0.999181</text:p>
          </table:table-cell>
          <table:table-cell table:formula="of:=EXP(-1*[.$G$1]*[.$A2]-0.5*[.$G$2]*([.$A2]^2)+1/6*([.$G$3]^2)*([.$A2]^3))" office:value-type="float" office:value="0.991380363927089" calcext:value-type="float">
            <text:p>0.991380363927089</text:p>
          </table:table-cell>
          <table:table-cell table:formula="of:=([.B2]-[.C2])^2" office:value-type="float" office:value="0.0000608499231420061" calcext:value-type="float">
            <text:p>6.08499231420061E-05</text:p>
          </table:table-cell>
          <table:table-cell table:formula="of:=AVERAGE([.D2:.D11])" office:value-type="float" office:value="0.0000365581801852367" calcext:value-type="float">
            <text:p>3.65581801852367E-05</text:p>
          </table:table-cell>
          <table:table-cell office:value-type="string" calcext:value-type="string">
            <text:p>theta</text:p>
          </table:table-cell>
          <table:table-cell table:style-name="ce1" office:value-type="float" office:value="0.000914" calcext:value-type="float">
            <text:p>9.14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8664" calcext:value-type="float">
            <text:p>0.988664</text:p>
          </table:table-cell>
          <table:table-cell table:formula="of:=EXP(-1*[.$G$1]*[.$A3]-0.5*[.$G$2]*([.$A3]^2)+1/6*([.$G$3]^2)*([.$A3]^3))" office:value-type="float" office:value="0.981937125170622" calcext:value-type="float">
            <text:p>0.981937125170622</text:p>
          </table:table-cell>
          <table:table-cell table:formula="of:=([.B3]-[.C3])^2" office:value-type="float" office:value="0.0000452508449701216" calcext:value-type="float">
            <text:p>4.52508449701216E-05</text:p>
          </table:table-cell>
          <table:table-cell/>
          <table:table-cell office:value-type="string" calcext:value-type="string">
            <text:p>sigma</text:p>
          </table:table-cell>
          <table:table-cell table:style-name="ce1"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6716" calcext:value-type="float">
            <text:p>0.976716</text:p>
          </table:table-cell>
          <table:table-cell table:formula="of:=EXP(-1*[.$G$1]*[.$A4]-0.5*[.$G$2]*([.$A4]^2)+1/6*([.$G$3]^2)*([.$A4]^3))" office:value-type="float" office:value="0.971695301007408" calcext:value-type="float">
            <text:p>0.971695301007408</text:p>
          </table:table-cell>
          <table:table-cell table:formula="of:=([.B4]-[.C4])^2" office:value-type="float" office:value="0.0000252074183742104" calcext:value-type="float">
            <text:p>2.52074183742104E-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3709" calcext:value-type="float">
            <text:p>0.963709</text:p>
          </table:table-cell>
          <table:table-cell table:formula="of:=EXP(-1*[.$G$1]*[.$A5]-0.5*[.$G$2]*([.$A5]^2)+1/6*([.$G$3]^2)*([.$A5]^3))" office:value-type="float" office:value="0.960681836771232" calcext:value-type="float">
            <text:p>0.960681836771232</text:p>
          </table:table-cell>
          <table:table-cell table:formula="of:=([.B5]-[.C5])^2" office:value-type="float" office:value="0.00000916371721360613" calcext:value-type="float">
            <text:p>9.16371721360613E-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0122" calcext:value-type="float">
            <text:p>0.950122</text:p>
          </table:table-cell>
          <table:table-cell table:formula="of:=EXP(-1*[.$G$1]*[.$A6]-0.5*[.$G$2]*([.$A6]^2)+1/6*([.$G$3]^2)*([.$A6]^3))" office:value-type="float" office:value="0.948925487818369" calcext:value-type="float">
            <text:p>0.948925487818369</text:p>
          </table:table-cell>
          <table:table-cell table:formula="of:=([.B6]-[.C6])^2" office:value-type="float" office:value="0.00000143164140079077" calcext:value-type="float">
            <text:p>1.43164140079077E-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6292" calcext:value-type="float">
            <text:p>0.936292</text:p>
          </table:table-cell>
          <table:table-cell table:formula="of:=EXP(-1*[.$G$1]*[.$A7]-0.5*[.$G$2]*([.$A7]^2)+1/6*([.$G$3]^2)*([.$A7]^3))" office:value-type="float" office:value="0.936456694557277" calcext:value-type="float">
            <text:p>0.936456694557277</text:p>
          </table:table-cell>
          <table:table-cell table:formula="of:=([.B7]-[.C7])^2" office:value-type="float" office:value="0.00000002712429719662" calcext:value-type="float">
            <text:p>2.71242971966198E-0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08675" calcext:value-type="float">
            <text:p>0.908675</text:p>
          </table:table-cell>
          <table:table-cell table:formula="of:=EXP(-1*[.$G$1]*[.$A8]-0.5*[.$G$2]*([.$A8]^2)+1/6*([.$G$3]^2)*([.$A8]^3))" office:value-type="float" office:value="0.923307451301791" calcext:value-type="float">
            <text:p>0.923307451301791</text:p>
          </table:table-cell>
          <table:table-cell table:formula="of:=([.B8]-[.C8])^2" office:value-type="float" office:value="0.000214108631099286" calcext:value-type="float">
            <text:p>0.00021410863109928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8675" calcext:value-type="float">
            <text:p>0.908675</text:p>
          </table:table-cell>
          <table:table-cell table:formula="of:=EXP(-1*[.$G$1]*[.$A9]-0.5*[.$G$2]*([.$A9]^2)+1/6*([.$G$3]^2)*([.$A9]^3))" office:value-type="float" office:value="0.909511169737491" calcext:value-type="float">
            <text:p>0.909511169737491</text:p>
          </table:table-cell>
          <table:table-cell table:formula="of:=([.B9]-[.C9])^2" office:value-type="float" office:value="0.00000069917982989504" calcext:value-type="float">
            <text:p>6.99179829895043E-0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5657" calcext:value-type="float">
            <text:p>0.895657</text:p>
          </table:table-cell>
          <table:table-cell table:formula="of:=EXP(-1*[.$G$1]*[.$A10]-0.5*[.$G$2]*([.$A10]^2)+1/6*([.$G$3]^2)*([.$A10]^3))" office:value-type="float" office:value="0.895102537815056" calcext:value-type="float">
            <text:p>0.895102537815056</text:p>
          </table:table-cell>
          <table:table-cell table:formula="of:=([.B10]-[.C10])^2" office:value-type="float" office:value="0.00000030742831453292" calcext:value-type="float">
            <text:p>3.07428314532916E-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3039" calcext:value-type="float">
            <text:p>0.883039</text:p>
          </table:table-cell>
          <table:table-cell table:formula="of:=EXP(-1*[.$G$1]*[.$A11]-0.5*[.$G$2]*([.$A11]^2)+1/6*([.$G$3]^2)*([.$A11]^3))" office:value-type="float" office:value="0.880117374902435" calcext:value-type="float">
            <text:p>0.880117374902435</text:p>
          </table:table-cell>
          <table:table-cell table:formula="of:=([.B11]-[.C11])^2" office:value-type="float" office:value="0.00000853589321072102" calcext:value-type="float">
            <text:p>8.53589321072102E-06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5.999cm" svg:height="8.999cm" svg:x="9.234cm" svg:y="7.458cm">
            <draw:object draw:notify-on-update-of-ranges="Sheet2.B1:Sheet2.B1 Sheet2.B2:Sheet2.B11 Sheet2.F1:Sheet2.F1 Sheet2.F2:Sheet2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TM</text:p>
          </table:table-cell>
          <table:table-cell office:value-type="string" calcext:value-type="string">
            <text:p>MktPrc</text:p>
          </table:table-cell>
          <table:table-cell office:value-type="string" calcext:value-type="string">
            <text:p>G(0,YTM)</text:p>
          </table:table-cell>
          <table:table-cell office:value-type="string" calcext:value-type="string">
            <text:p>Integrate[G(0,t),dt,0,YTM]</text:p>
          </table:table-cell>
          <table:table-cell office:value-type="string" calcext:value-type="string">
            <text:p>0.5*sigma^2*Integrate[G^2(0,t),dt,0,YTM]</text:p>
          </table:table-cell>
          <table:table-cell office:value-type="string" calcext:value-type="string">
            <text:p>MdlPrc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0</text:p>
          </table:table-cell>
          <table:table-cell table:style-name="ce1" office:value-type="float" office:value="-0.001116" calcext:value-type="float">
            <text:p>-1.12E-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9181" calcext:value-type="float">
            <text:p>0.999181</text:p>
          </table:table-cell>
          <table:table-cell table:formula="of:=(1- EXP(-[.$J$2]*([.$A2]-0)))/[.$J$2]" office:value-type="float" office:value="0.671359394700426" calcext:value-type="float">
            <text:p>0.671359394700426</text:p>
          </table:table-cell>
          <table:table-cell table:formula="of:=([.A2]-[.C2])/[.$J$2]" office:value-type="float" office:value="0.383095304223057" calcext:value-type="float">
            <text:p>0.383095304223057</text:p>
          </table:table-cell>
          <table:table-cell table:formula="of:=([.$J$4]^2/[.$J$2]^3)/4*(-EXP(-2*[.$J$2]*[.A2])+4*EXP(-[.$J$2]*[.A2])-3+2*[.$J$2]*[.A2])" office:value-type="float" office:value="0.00000000000009193477" calcext:value-type="float">
            <text:p>9.1934768653944E-14</text:p>
          </table:table-cell>
          <table:table-cell table:formula="of:=EXP(-1*[.$J$1]*[.$C2]-[.$J$3]*[.$D2]+[.$E2])" office:value-type="float" office:value="0.996083165259438" calcext:value-type="float">
            <text:p>0.996083165259438</text:p>
          </table:table-cell>
          <table:table-cell table:formula="of:=([.B2]-[.F2])^2" office:value-type="float" office:value="0.0000095965800798316" calcext:value-type="float">
            <text:p>9.5965800798316E-06</text:p>
          </table:table-cell>
          <table:table-cell table:formula="of:=AVERAGE([.G2:.G11])" office:value-type="float" office:value="0.0000200635078432738" calcext:value-type="float">
            <text:p>2.00635078432738E-05</text:p>
          </table:table-cell>
          <table:table-cell office:value-type="string" calcext:value-type="string">
            <text:p>kappa</text:p>
          </table:table-cell>
          <table:table-cell table:style-name="ce1" office:value-type="float" office:value="0.857856" calcext:value-type="float">
            <text:p>8.58E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8664" calcext:value-type="float">
            <text:p>0.988664</text:p>
          </table:table-cell>
          <table:table-cell table:formula="of:=(1- EXP(-[.$J$2]*([.$A3]-0)))/[.$J$2]" office:value-type="float" office:value="0.956062984756294" calcext:value-type="float">
            <text:p>0.956062984756294</text:p>
          </table:table-cell>
          <table:table-cell table:formula="of:=([.A3]-[.C3])/[.$J$2]" office:value-type="float" office:value="1.21691404529864" calcext:value-type="float">
            <text:p>1.21691404529864</text:p>
          </table:table-cell>
          <table:table-cell table:formula="of:=([.$J$4]^2/[.$J$2]^3)/4*(-EXP(-2*[.$J$2]*[.A3])+4*EXP(-[.$J$2]*[.A3])-3+2*[.$J$2]*[.A3])" office:value-type="float" office:value="0.00000000000044289824" calcext:value-type="float">
            <text:p>4.428982427634E-13</text:p>
          </table:table-cell>
          <table:table-cell table:formula="of:=EXP(-1*[.$J$1]*[.$C3]-[.$J$3]*[.$D3]+[.$E3])" office:value-type="float" office:value="0.986315116111146" calcext:value-type="float">
            <text:p>0.986315116111146</text:p>
          </table:table-cell>
          <table:table-cell table:formula="of:=([.B3]-[.F3])^2" office:value-type="float" office:value="0.00000551725552332004" calcext:value-type="float">
            <text:p>5.51725552332004E-06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6716" calcext:value-type="float">
            <text:p>0.976716</text:p>
          </table:table-cell>
          <table:table-cell table:formula="of:=(1- EXP(-[.$J$2]*([.$A4]-0)))/[.$J$2]" office:value-type="float" office:value="1.07679732590135" calcext:value-type="float">
            <text:p>1.07679732590135</text:p>
          </table:table-cell>
          <table:table-cell table:formula="of:=([.A4]-[.C4])/[.$J$2]" office:value-type="float" office:value="2.24187121626316" calcext:value-type="float">
            <text:p>2.24187121626316</text:p>
          </table:table-cell>
          <table:table-cell table:formula="of:=([.$J$4]^2/[.$J$2]^3)/4*(-EXP(-2*[.$J$2]*[.A4])+4*EXP(-[.$J$2]*[.A4])-3+2*[.$J$2]*[.A4])" office:value-type="float" office:value="0.00000000000096876689" calcext:value-type="float">
            <text:p>9.68766888457392E-13</text:p>
          </table:table-cell>
          <table:table-cell table:formula="of:=EXP(-1*[.$J$1]*[.$C4]-[.$J$3]*[.$D4]+[.$E4])" office:value-type="float" office:value="0.974189804648939" calcext:value-type="float">
            <text:p>0.974189804648939</text:p>
          </table:table-cell>
          <table:table-cell table:formula="of:=([.B4]-[.F4])^2" office:value-type="float" office:value="0.00000638166295172288" calcext:value-type="float">
            <text:p>6.38166295172288E-06</text:p>
          </table:table-cell>
          <table:table-cell/>
          <table:table-cell office:value-type="string" calcext:value-type="string">
            <text:p>sigma</text:p>
          </table:table-cell>
          <table:table-cell table:style-name="ce1" office:value-type="float" office:value="0.000001" calcext:value-type="float">
            <text:p>1.00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63709" calcext:value-type="float">
            <text:p>0.963709</text:p>
          </table:table-cell>
          <table:table-cell table:formula="of:=(1- EXP(-[.$J$2]*([.$A5]-0)))/[.$J$2]" office:value-type="float" office:value="1.12799717599411" calcext:value-type="float">
            <text:p>1.12799717599411</text:p>
          </table:table-cell>
          <table:table-cell table:formula="of:=([.A5]-[.C5])/[.$J$2]" office:value-type="float" office:value="3.34788452141838" calcext:value-type="float">
            <text:p>3.34788452141838</text:p>
          </table:table-cell>
          <table:table-cell table:formula="of:=([.$J$4]^2/[.$J$2]^3)/4*(-EXP(-2*[.$J$2]*[.A5])+4*EXP(-[.$J$2]*[.A5])-3+2*[.$J$2]*[.A5])" office:value-type="float" office:value="0.00000000000158050751" calcext:value-type="float">
            <text:p>1.58050751343643E-12</text:p>
          </table:table-cell>
          <table:table-cell table:formula="of:=EXP(-1*[.$J$1]*[.$C5]-[.$J$3]*[.$D5]+[.$E5])" office:value-type="float" office:value="0.96118791664669" calcext:value-type="float">
            <text:p>0.96118791664669</text:p>
          </table:table-cell>
          <table:table-cell table:formula="of:=([.B5]-[.F5])^2" office:value-type="float" office:value="0.00000635586127433749" calcext:value-type="float">
            <text:p>6.35586127433749E-0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0122" calcext:value-type="float">
            <text:p>0.950122</text:p>
          </table:table-cell>
          <table:table-cell table:formula="of:=(1- EXP(-[.$J$2]*([.$A6]-0)))/[.$J$2]" office:value-type="float" office:value="1.14970951255601" calcext:value-type="float">
            <text:p>1.14970951255601</text:p>
          </table:table-cell>
          <table:table-cell table:formula="of:=([.A6]-[.C6])/[.$J$2]" office:value-type="float" office:value="4.48827132694064" calcext:value-type="float">
            <text:p>4.48827132694064</text:p>
          </table:table-cell>
          <table:table-cell table:formula="of:=([.$J$4]^2/[.$J$2]^3)/4*(-EXP(-2*[.$J$2]*[.A6])+4*EXP(-[.$J$2]*[.A6])-3+2*[.$J$2]*[.A6])" office:value-type="float" office:value="0.00000000000223076795" calcext:value-type="float">
            <text:p>2.23076795249421E-12</text:p>
          </table:table-cell>
          <table:table-cell table:formula="of:=EXP(-1*[.$J$1]*[.$C6]-[.$J$3]*[.$D6]+[.$E6])" office:value-type="float" office:value="0.94793074388401" calcext:value-type="float">
            <text:p>0.94793074388401</text:p>
          </table:table-cell>
          <table:table-cell table:formula="of:=([.B6]-[.F6])^2" office:value-type="float" office:value="0.00000480160336586223" calcext:value-type="float">
            <text:p>4.80160336586223E-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6292" calcext:value-type="float">
            <text:p>0.936292</text:p>
          </table:table-cell>
          <table:table-cell table:formula="of:=(1- EXP(-[.$J$2]*([.$A7]-0)))/[.$J$2]" office:value-type="float" office:value="1.15891706996337" calcext:value-type="float">
            <text:p>1.15891706996337</text:p>
          </table:table-cell>
          <table:table-cell table:formula="of:=([.A7]-[.C7])/[.$J$2]" office:value-type="float" office:value="5.64323491359462" calcext:value-type="float">
            <text:p>5.64323491359462</text:p>
          </table:table-cell>
          <table:table-cell table:formula="of:=([.$J$4]^2/[.$J$2]^3)/4*(-EXP(-2*[.$J$2]*[.A7])+4*EXP(-[.$J$2]*[.A7])-3+2*[.$J$2]*[.A7])" office:value-type="float" office:value="0.00000000000289774189" calcext:value-type="float">
            <text:p>2.89774188562438E-12</text:p>
          </table:table-cell>
          <table:table-cell table:formula="of:=EXP(-1*[.$J$1]*[.$C7]-[.$J$3]*[.$D7]+[.$E7])" office:value-type="float" office:value="0.934677139668041" calcext:value-type="float">
            <text:p>0.934677139668041</text:p>
          </table:table-cell>
          <table:table-cell table:formula="of:=([.B7]-[.F7])^2" office:value-type="float" office:value="0.00000260777389173369" calcext:value-type="float">
            <text:p>2.60777389173369E-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08675" calcext:value-type="float">
            <text:p>0.908675</text:p>
          </table:table-cell>
          <table:table-cell table:formula="of:=(1- EXP(-[.$J$2]*([.$A8]-0)))/[.$J$2]" office:value-type="float" office:value="1.16282172173441" calcext:value-type="float">
            <text:p>1.16282172173441</text:p>
          </table:table-cell>
          <table:table-cell table:formula="of:=([.A8]-[.C8])/[.$J$2]" office:value-type="float" office:value="6.80438008041628" calcext:value-type="float">
            <text:p>6.80438008041628</text:p>
          </table:table-cell>
          <table:table-cell table:formula="of:=([.$J$4]^2/[.$J$2]^3)/4*(-EXP(-2*[.$J$2]*[.A8])+4*EXP(-[.$J$2]*[.A8])-3+2*[.$J$2]*[.A8])" office:value-type="float" office:value="0.00000000000357187156" calcext:value-type="float">
            <text:p>3.57187156244614E-12</text:p>
          </table:table-cell>
          <table:table-cell table:formula="of:=EXP(-1*[.$J$1]*[.$C8]-[.$J$3]*[.$D8]+[.$E8])" office:value-type="float" office:value="0.921533887805306" calcext:value-type="float">
            <text:p>0.921533887805306</text:p>
          </table:table-cell>
          <table:table-cell table:formula="of:=([.B8]-[.F8])^2" office:value-type="float" office:value="0.000165350995589441" calcext:value-type="float">
            <text:p>0.00016535099558944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8675" calcext:value-type="float">
            <text:p>0.908675</text:p>
          </table:table-cell>
          <table:table-cell table:formula="of:=(1- EXP(-[.$J$2]*([.$A9]-0)))/[.$J$2]" office:value-type="float" office:value="1.16447756864131" calcext:value-type="float">
            <text:p>1.16447756864131</text:p>
          </table:table-cell>
          <table:table-cell table:formula="of:=([.A9]-[.C9])/[.$J$2]" office:value-type="float" office:value="7.96814667188746" calcext:value-type="float">
            <text:p>7.96814667188746</text:p>
          </table:table-cell>
          <table:table-cell table:formula="of:=([.$J$4]^2/[.$J$2]^3)/4*(-EXP(-2*[.$J$2]*[.A9])+4*EXP(-[.$J$2]*[.A9])-3+2*[.$J$2]*[.A9])" office:value-type="float" office:value="0.00000000000424904802" calcext:value-type="float">
            <text:p>4.24904801502412E-12</text:p>
          </table:table-cell>
          <table:table-cell table:formula="of:=EXP(-1*[.$J$1]*[.$C9]-[.$J$3]*[.$D9]+[.$E9])" office:value-type="float" office:value="0.908544116667997" calcext:value-type="float">
            <text:p>0.908544116667997</text:p>
          </table:table-cell>
          <table:table-cell table:formula="of:=([.B9]-[.F9])^2" office:value-type="float" office:value="0.00000001713044659625" calcext:value-type="float">
            <text:p>1.71304465962529E-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5657" calcext:value-type="float">
            <text:p>0.895657</text:p>
          </table:table-cell>
          <table:table-cell table:formula="of:=(1- EXP(-[.$J$2]*([.$A10]-0)))/[.$J$2]" office:value-type="float" office:value="1.16517976416088" calcext:value-type="float">
            <text:p>1.16517976416088</text:p>
          </table:table-cell>
          <table:table-cell table:formula="of:=([.A10]-[.C10])/[.$J$2]" office:value-type="float" office:value="9.13302493173577" calcext:value-type="float">
            <text:p>9.13302493173577</text:p>
          </table:table-cell>
          <table:table-cell table:formula="of:=([.$J$4]^2/[.$J$2]^3)/4*(-EXP(-2*[.$J$2]*[.A10])+4*EXP(-[.$J$2]*[.A10])-3+2*[.$J$2]*[.A10])" office:value-type="float" office:value="0.00000000000492751872" calcext:value-type="float">
            <text:p>4.92751871545502E-12</text:p>
          </table:table-cell>
          <table:table-cell table:formula="of:=EXP(-1*[.$J$1]*[.$C10]-[.$J$3]*[.$D10]+[.$E10])" office:value-type="float" office:value="0.895724345417031" calcext:value-type="float">
            <text:p>0.895724345417031</text:p>
          </table:table-cell>
          <table:table-cell table:formula="of:=([.B10]-[.F10])^2" office:value-type="float" office:value="0.00000000453540519511" calcext:value-type="float">
            <text:p>4.53540519511154E-0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3039" calcext:value-type="float">
            <text:p>0.883039</text:p>
          </table:table-cell>
          <table:table-cell table:formula="of:=(1- EXP(-[.$J$2]*([.$A11]-0)))/[.$J$2]" office:value-type="float" office:value="1.16547754443612" calcext:value-type="float">
            <text:p>1.16547754443612</text:p>
          </table:table-cell>
          <table:table-cell table:formula="of:=([.A11]-[.C11])/[.$J$2]" office:value-type="float" office:value="10.2983746171431" calcext:value-type="float">
            <text:p>10.2983746171431</text:p>
          </table:table-cell>
          <table:table-cell table:formula="of:=([.$J$4]^2/[.$J$2]^3)/4*(-EXP(-2*[.$J$2]*[.A11])+4*EXP(-[.$J$2]*[.A11])-3+2*[.$J$2]*[.A11])" office:value-type="float" office:value="0.00000000000560653866" calcext:value-type="float">
            <text:p>5.60653866374463E-12</text:p>
          </table:table-cell>
          <table:table-cell table:formula="of:=EXP(-1*[.$J$1]*[.$C11]-[.$J$3]*[.$D11]+[.$E11])" office:value-type="float" office:value="0.883079986640484" calcext:value-type="float">
            <text:p>0.883079986640484</text:p>
          </table:table-cell>
          <table:table-cell table:formula="of:=([.B11]-[.F11])^2" office:value-type="float" office:value="0.00000000167990469818" calcext:value-type="float">
            <text:p>1.67990469818449E-0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2:10:21.651155149</meta:creation-date>
    <meta:generator>LibreOffice/7.3.7.2$Linux_X86_64 LibreOffice_project/30$Build-2</meta:generator>
    <dc:date>2024-12-02T08:52:41.468828616</dc:date>
    <meta:editing-duration>PT21M30S</meta:editing-duration>
    <meta:editing-cycles>4</meta:editing-cycles>
    <meta:document-statistic meta:table-count="2" meta:cell-count="13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merton.B1:merton.C11" chart:data-source-has-labels="row" svg:x="0.32cm" svg:y="0.18cm" svg:width="12.905cm" svg:height="8.64cm">
          <chart:coordinate-region svg:x="1.232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rton.B2:merton.B11" chart:label-cell-address="merton.B1:merton.B1" chart:class="chart:line">
            <chart:data-point chart:repeated="10"/>
          </chart:series>
          <chart:series chart:style-name="ch7" chart:values-cell-range-address="merton.C2:merton.C11" chart:label-cell-address="merton.C1:merton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ktPrc</text:p>
                <draw:g>
                  <svg:desc>merton.B1:merton.B1</svg:desc>
                </draw:g>
              </table:table-cell>
              <table:table-cell office:value-type="string">
                <text:p>MdlPrc</text:p>
                <draw:g>
                  <svg:desc>merton.C1:mert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181">
                <text:p>0.999181</text:p>
                <draw:g>
                  <svg:desc>merton.B2:merton.B11</svg:desc>
                </draw:g>
              </table:table-cell>
              <table:table-cell office:value-type="float" office:value="0.991380363927089">
                <text:p>0.991380363927089</text:p>
                <draw:g>
                  <svg:desc>merton.C2:merton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664">
                <text:p>0.988664</text:p>
              </table:table-cell>
              <table:table-cell office:value-type="float" office:value="0.981937125170622">
                <text:p>0.981937125170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6716">
                <text:p>0.976716</text:p>
              </table:table-cell>
              <table:table-cell office:value-type="float" office:value="0.971695301007408">
                <text:p>0.971695301007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3709">
                <text:p>0.963709</text:p>
              </table:table-cell>
              <table:table-cell office:value-type="float" office:value="0.960681836771232">
                <text:p>0.960681836771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0122">
                <text:p>0.950122</text:p>
              </table:table-cell>
              <table:table-cell office:value-type="float" office:value="0.948925487818369">
                <text:p>0.948925487818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6292">
                <text:p>0.936292</text:p>
              </table:table-cell>
              <table:table-cell office:value-type="float" office:value="0.936456694557277">
                <text:p>0.936456694557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675">
                <text:p>0.908675</text:p>
              </table:table-cell>
              <table:table-cell office:value-type="float" office:value="0.923307451301791">
                <text:p>0.923307451301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675">
                <text:p>0.908675</text:p>
              </table:table-cell>
              <table:table-cell office:value-type="float" office:value="0.909511169737491">
                <text:p>0.909511169737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5657">
                <text:p>0.895657</text:p>
              </table:table-cell>
              <table:table-cell office:value-type="float" office:value="0.895102537815056">
                <text:p>0.895102537815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3039">
                <text:p>0.883039</text:p>
              </table:table-cell>
              <table:table-cell office:value-type="float" office:value="0.880117374902435">
                <text:p>0.880117374902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45cm" svg:y="3.952cm" style:legend-expansion="high" chart:style-name="ch2"/>
        <chart:plot-area chart:style-name="ch3" table:cell-range-address="Sheet2.B1:Sheet2.B11 Sheet2.F1:Sheet2.F11" chart:data-source-has-labels="row" svg:x="0.32cm" svg:y="0.18cm" svg:width="12.905cm" svg:height="8.64cm">
          <chart:coordinate-region svg:x="1.232cm" svg:y="0.379cm" svg:width="11.8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1" chart:label-cell-address="Sheet2.B1:Sheet2.B1" chart:class="chart:line">
            <chart:data-point chart:repeated="10"/>
          </chart:series>
          <chart:series chart:style-name="ch7" chart:values-cell-range-address="Sheet2.F2:Sheet2.F11" chart:label-cell-address="Sheet2.F1:Sheet2.F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ktPrc</text:p>
                <draw:g>
                  <svg:desc>Sheet2.B1:Sheet2.B1</svg:desc>
                </draw:g>
              </table:table-cell>
              <table:table-cell office:value-type="string">
                <text:p>MdlPrc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181">
                <text:p>0.999181</text:p>
                <draw:g>
                  <svg:desc>Sheet2.B2:Sheet2.B11</svg:desc>
                </draw:g>
              </table:table-cell>
              <table:table-cell office:value-type="float" office:value="0.996083165259438">
                <text:p>0.996083165259438</text:p>
                <draw:g>
                  <svg:desc>Sheet2.F2:Sheet2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664">
                <text:p>0.988664</text:p>
              </table:table-cell>
              <table:table-cell office:value-type="float" office:value="0.986315116111146">
                <text:p>0.986315116111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6716">
                <text:p>0.976716</text:p>
              </table:table-cell>
              <table:table-cell office:value-type="float" office:value="0.974189804648939">
                <text:p>0.97418980464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3709">
                <text:p>0.963709</text:p>
              </table:table-cell>
              <table:table-cell office:value-type="float" office:value="0.96118791664669">
                <text:p>0.96118791664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0122">
                <text:p>0.950122</text:p>
              </table:table-cell>
              <table:table-cell office:value-type="float" office:value="0.94793074388401">
                <text:p>0.94793074388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6292">
                <text:p>0.936292</text:p>
              </table:table-cell>
              <table:table-cell office:value-type="float" office:value="0.934677139668041">
                <text:p>0.934677139668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8675">
                <text:p>0.908675</text:p>
              </table:table-cell>
              <table:table-cell office:value-type="float" office:value="0.921533887805306">
                <text:p>0.921533887805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675">
                <text:p>0.908675</text:p>
              </table:table-cell>
              <table:table-cell office:value-type="float" office:value="0.908544116667997">
                <text:p>0.908544116667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5657">
                <text:p>0.895657</text:p>
              </table:table-cell>
              <table:table-cell office:value-type="float" office:value="0.895724345417031">
                <text:p>0.895724345417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3039">
                <text:p>0.883039</text:p>
              </table:table-cell>
              <table:table-cell office:value-type="float" office:value="0.883079986640484">
                <text:p>0.8830799866404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